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6666ff"/>
    </style:style>
    <style:style style:name="P2" style:family="paragraph" style:parent-style-name="Standard" style:list-style-name="L1">
      <style:text-properties fo:color="#6666ff"/>
    </style:style>
    <style:style style:name="P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text-properties fo:color="#6666ff"/>
    </style:style>
    <style:style style:name="P5" style:family="paragraph" style:parent-style-name="Table_20_Contents" style:list-style-name="L1">
      <style:text-properties fo:color="#6666ff"/>
    </style:style>
    <style:style style:name="P6" style:family="paragraph" style:parent-style-name="Table_20_Contents" style:list-style-name="L3">
      <style:text-properties fo:color="#6666ff"/>
    </style:style>
    <style:style style:name="T1" style:family="text">
      <style:text-properties fo:color="#6666ff"/>
    </style:style>
    <style:style style:name="T2" style:family="text">
      <style:text-properties fo:color="#00ccf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S01:En tant qu'assistante médicale, je veux pouvoir saisir un nouveau RDV pour un patient afin d'assurer le suivi de l’étude concerné.</text:p>
      <text:p text:style-name="Standard"/>
      <text:p text:style-name="Standard"/>
      <text:p text:style-name="Standard">Cas d'utilisation : </text:p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3">Sommaire d'idenifiant</text:p>
          </table:table-cell>
          <table:covered-table-cell/>
        </table:table-row>
        <table:table-row>
          <table:table-cell table:style-name="Tableau1.A2" office:value-type="string">
            <text:p text:style-name="Table_20_Contents">Acteur(s)</text:p>
          </table:table-cell>
          <table:table-cell table:style-name="Tableau1.B2" office:value-type="string">
            <text:p text:style-name="P1">L'assistante</text:p>
          </table:table-cell>
        </table:table-row>
        <table:table-row>
          <table:table-cell table:style-name="Tableau1.A2" office:value-type="string">
            <text:p text:style-name="Table_20_Contents">Objectif</text:p>
          </table:table-cell>
          <table:table-cell table:style-name="Tableau1.B2" office:value-type="string">
            <text:p text:style-name="P1">En tant qu'assistante médicale, je veux pouvoir saisir un nouveau RDV pour un patient afin d'assurer le suivi de l’étude concerné</text:p>
          </table:table-cell>
        </table:table-row>
        <table:table-row>
          <table:table-cell table:style-name="Tableau1.B2" table:number-columns-spanned="2" office:value-type="string">
            <text:p text:style-name="P3">Description d'enchainements</text:p>
          </table:table-cell>
          <table:covered-table-cell/>
        </table:table-row>
        <table:table-row>
          <table:table-cell table:style-name="Tableau1.A2" office:value-type="string">
            <text:p text:style-name="Table_20_Contents">Pré conditions</text:p>
          </table:table-cell>
          <table:table-cell table:style-name="Tableau1.B2" office:value-type="string">
            <text:p text:style-name="P4">L'assistante doit s’authentifier</text:p>
          </table:table-cell>
        </table:table-row>
        <table:table-row>
          <table:table-cell table:style-name="Tableau1.A2" office:value-type="string">
            <text:p text:style-name="Table_20_Contents">Post conditions</text:p>
          </table:table-cell>
          <table:table-cell table:style-name="Tableau1.B2" office:value-type="string">
            <text:p text:style-name="P4">Base de données mise à jour</text:p>
          </table:table-cell>
        </table:table-row>
        <table:table-row>
          <table:table-cell table:style-name="Tableau1.A2" office:value-type="string">
            <text:p text:style-name="Table_20_Contents">Scénario nominal</text:p>
          </table:table-cell>
          <table:table-cell table:style-name="Tableau1.B2" office:value-type="string">
            <text:list xml:id="list6183157789836825224" text:style-name="L1">
              <text:list-item>
                <text:p text:style-name="P5">Le système affiche une barre de recherche</text:p>
              </text:list-item>
              <text:list-item>
                <text:p text:style-name="P5">L' utilisateur peut saisir un nom et valider</text:p>
              </text:list-item>
              <text:list-item>
                <text:p text:style-name="P2"><text:s/>Le système affiche une liste des patients correspondant à la recherche</text:p>
              </text:list-item>
              <text:list-item>
                <text:p text:style-name="P2">L' utilisateur peut sélectionner le patient répondants aux critères de son étude</text:p>
              </text:list-item>
              <text:list-item>
                <text:p text:style-name="P5">Le système propose de choisir la date et l'heure du RDV</text:p>
                <text:p text:style-name="P5"><text:s/></text:p>
              </text:list-item>
            </text:list>
          </table:table-cell>
        </table:table-row>
        <table:table-row>
          <table:table-cell table:style-name="Tableau1.A2" office:value-type="string">
            <text:p text:style-name="Table_20_Contents">Alternatives</text:p>
          </table:table-cell>
          <table:table-cell table:style-name="Tableau1.B2" office:value-type="string">
            <text:list xml:id="list868429217673916217" text:style-name="L3">
              <text:list-header>
                <text:p text:style-name="P6">3.1 Le système n'affiche rien lorsque qu'aucun patient ne correspond au nom écrit dans la barre de recherche</text:p>
              </text:list-header>
            </text:list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énaïck Yenon</meta:initial-creator>
    <meta:creation-date>2026-01-09T09:27:36.24</meta:creation-date>
    <dc:date>2026-01-09T11:31:20.23</dc:date>
    <dc:creator>Lénaïck Yenon</dc:creator>
    <meta:editing-duration>PT2H3M41S</meta:editing-duration>
    <meta:editing-cycles>5</meta:editing-cycles>
    <meta:generator>OpenOffice/4.1.13$Win32 OpenOffice.org_project/4113m1$Build-9810</meta:generator>
    <meta:document-statistic meta:table-count="1" meta:image-count="0" meta:object-count="0" meta:page-count="1" meta:paragraph-count="21" meta:word-count="140" meta:character-count="887"/>
  </office:meta>
</office:document-meta>
</file>